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8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236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4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0183c70"/>
    </style:style>
    <style:style style:name="T14" style:family="text">
      <style:text-properties officeooo:rsid="0019f333"/>
    </style:style>
    <style:style style:name="T15" style:family="text">
      <style:text-properties officeooo:rsid="00236d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7"><text:span text:style-name="T4">Numéro : </text:span><text:span text:style-name="T6">cas B-</text:span><text:span text:style-name="T10">R-</text:span><text:span text:style-name="T11">8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4">Nom : </text:span><text:span text:style-name="T12">Ajouter un ingrédient ou un ustensile dans la BDD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4">Acteurs :</text:span><text:span text:style-name="T8">A</text:span><text:span text:style-name="T9">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4">Description succincte : </text:span><text:span text:style-name="T8"><text:s/></text:span><text:span text:style-name="T12">Ajouter un nouvel ingrédient ou ustensile</text:span><text:span text:style-name="T8">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3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5">10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3">L’admin a sélectionné nouvel ingrédient ou nouvel ustensil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9">1.Le webmaster a sélectionné nouvel ingrédient ou nouvel ustensile dans le back-office</text:p>
                  <text:p text:style-name="P4">2.Le système affiche le <text:span text:style-name="T15">template à remplir</text:span></text:p>
                  <text:p text:style-name="P8"><text:span text:style-name="T8">3.Le webmaster </text:span><text:span text:style-name="T12">remplit les champs</text:span></text:p>
                  <text:p text:style-name="P4">4.Le webmaster envoie la page</text:p>
                  <text:p text:style-name="P8"><text:span text:style-name="T8">5.Le système u</text:span><text:span text:style-name="T7">pdat</text:span><text:span text:style-name="T8">e les données dans la base </text:span></text:p>
                  <text:p text:style-name="P8"><text:span text:style-name="T8">6. Le système ré-affiche la page avec un message : </text:span><text:span text:style-name="T12">ingrédient/ustensile ajouté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5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7"><text:span text:style-name="T4">Fin : </text:span><text:span text:style-name="T5">l’</text:span><text:span text:style-name="T12">ingrédient est ajouté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4">L’ingrédient/ l’ustensile va être disponible dans l’ajout ou modification de recettes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Que se passe-t-il si un membre poste une recette avec un ingrédient ou un ustensile pas encore rentré dans la base ?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0T20:48:16.990000000</dc:date>
    <meta:editing-duration>PT39M5S</meta:editing-duration>
    <meta:editing-cycles>13</meta:editing-cycles>
    <meta:document-statistic meta:table-count="4" meta:image-count="0" meta:object-count="0" meta:page-count="1" meta:paragraph-count="26" meta:word-count="179" meta:character-count="1169" meta:non-whitespace-character-count="1014"/>
  </office:meta>
</office:document-meta>
</file>